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cripts/python/lib_o_con_2021.py" manifest:media-type=""/>
  <manifest:file-entry manifest:full-path="Scripts/python/" manifest:media-type="application/binary"/>
  <manifest:file-entry manifest:full-path="Scripts/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30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fill-color="#dee6ef" draw:textarea-horizontal-align="justify" draw:textarea-vertical-align="middle" draw:auto-grow-height="false" fo:min-height="0.79cm" fo:min-width="6.269cm" style:writing-mode="lr-tb"/>
      <style:paragraph-properties fo:text-align="center"/>
    </style:style>
    <style:style style:name="gr2" style:family="graphic">
      <style:text-properties fo:font-size="10pt"/>
    </style:style>
    <style:style style:name="gr3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3cm" fo:min-width="8cm" fo:padding-top="0.125cm" fo:padding-bottom="0.125cm" fo:padding-left="0.25cm" fo:padding-right="0.25cm" fo:wrap-option="wrap" draw:shadow="hidden" draw:shadow-offset-x="0.3cm" draw:shadow-offset-y="0.3cm" draw:shadow-color="#808080" style:writing-mode="lr-tb"/>
      <style:paragraph-properties fo:margin-left="0cm" fo:margin-right="0cm" fo:margin-top="0cm" fo:margin-bottom="0cm" fo:line-height="100%" fo:text-align="start" fo:text-indent="0cm"/>
      <style:text-properties fo:color="#106802" loext:opacity="100%" loext:color-lum-mod="100%" loext:color-lum-off="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68cm" fo:min-width="8cm" fo:padding-top="0.125cm" fo:padding-bottom="0.125cm" fo:padding-left="0.25cm" fo:padding-right="0.25cm" fo:wrap-option="wrap" draw:shadow="hidden" draw:shadow-offset-x="0.3cm" draw:shadow-offset-y="0.3cm" draw:shadow-color="#808080" style:writing-mode="lr-tb"/>
      <style:paragraph-properties fo:margin-left="0cm" fo:margin-right="0cm" fo:margin-top="0cm" fo:margin-bottom="0cm" fo:line-height="100%" fo:text-align="start" fo:text-indent="0cm"/>
      <style:text-properties fo:color="#106802" loext:opacity="100%" loext:color-lum-mod="100%" loext:color-lum-off="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5" style:family="graphic">
      <style:graphic-properties draw:fill-color="#dee6ef" draw:textarea-horizontal-align="justify" draw:textarea-vertical-align="middle" draw:auto-grow-height="false" fo:min-height="0.891cm" fo:min-width="9.947cm" style:writing-mode="lr-tb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loext:color-lum-mod="100%" loext:color-lum-off="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13pt" style:font-style-asian="normal" style:font-weight-asian="bold" style:font-family-complex="'Lohit Hindi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ecute V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1?language=Python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Execute V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2?language=Python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Execute V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3?language=Python&amp;location=document" xlink:type="simple"/>
              </office:event-listeners>
            </form:button>
            <form:button form:name="Push Button 4" form:control-implementation="ooo:com.sun.star.form.component.CommandButton" xml:id="control4" form:id="control4" form:label="Execute V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4?language=Python&amp;location=document" xlink:type="simple"/>
              </office:event-listeners>
            </form:button>
            <form:button form:name="Push Button 4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region_a1?language=Python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2" svg:width="6.269cm" svg:height="0.79cm" svg:x="13.42cm" svg:y="0.49cm">
            <text:p text:style-name="P1">6x6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1" draw:text-style-name="P2" svg:width="6.269cm" svg:height="0.79cm" svg:x="13.422cm" svg:y="1.506cm">
            <text:p text:style-name="P1">6x6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1" draw:text-style-name="P2" svg:width="6.269cm" svg:height="0.79cm" svg:x="13.422cm" svg:y="2.523cm">
            <text:p text:style-name="P1">nxm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3" draw:name="Shape 4" draw:style-name="gr1" draw:text-style-name="P2" svg:width="6.269cm" svg:height="0.79cm" svg:x="13.422cm" svg:y="3.514cm">
            <text:p text:style-name="P1">nxm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ontrol draw:z-index="4" draw:name="Control 1" draw:text-style-name="P3" svg:width="2.408cm" svg:height="0.803cm" svg:x="10.773cm" svg:y="0.489cm" draw:control="control1"/>
          <draw:control draw:z-index="5" draw:name="Control 2" draw:text-style-name="P3" svg:width="2.408cm" svg:height="0.803cm" svg:x="10.77cm" svg:y="1.506cm" draw:control="control2"/>
          <draw:control draw:z-index="6" draw:name="Control 3" draw:text-style-name="P3" svg:width="2.408cm" svg:height="0.803cm" svg:x="10.77cm" svg:y="2.523cm" draw:control="control3"/>
          <draw:control draw:z-index="7" draw:name="Control 4" draw:text-style-name="P3" svg:width="2.408cm" svg:height="0.803cm" svg:x="10.77cm" svg:y="3.514cm" draw:control="control4"/>
          <draw:control draw:z-index="8" draw:name="Control 5" draw:text-style-name="P3" svg:width="2.408cm" svg:height="0.803cm" svg:x="10.77cm" svg:y="4.47cm" draw:control="control5"/>
        </table:shapes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number-columns-repeated="4"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 table:number-rows-repeated="9">
          <table:table-cell table:style-name="Default" table:number-columns-repeated="8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ample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Generate 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values_for_example_2?language=Python&amp;location=document" xlink:type="simple"/>
              </office:event-listeners>
            </form:button>
            <form:button form:name="Push Button 1" form:control-implementation="ooo:com.sun.star.form.component.CommandButton" xml:id="control7" form:id="control7" form:label="Mark Invali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mark_invalid?language=Python&amp;location=document" xlink:type="simple"/>
              </office:event-listeners>
            </form:button>
          </form:form>
        </office:forms>
        <table:shapes>
          <draw:custom-shape draw:z-index="0" draw:name="Shape 5" draw:style-name="gr1" draw:text-style-name="P2" svg:width="6.269cm" svg:height="0.79cm" svg:x="4.988cm" svg:y="6.204cm">
            <text:p text:style-name="P1">Considers the current selection</text:p>
            <draw:enhanced-geometry svg:viewBox="0 0 21600 21600" draw:type="rectangle" draw:enhanced-path="M 0 0 L 21600 0 21600 21600 0 21600 0 0 Z N"/>
          </draw:custom-shape>
          <draw:control draw:z-index="1" draw:name="Control 6" draw:style-name="gr2" draw:text-style-name="P4" svg:width="3.087cm" svg:height="0.833cm" svg:x="1.601cm" svg:y="5.174cm" draw:control="control6"/>
          <draw:control draw:z-index="2" draw:name="Control 7" draw:style-name="gr2" draw:text-style-name="P4" svg:width="3.087cm" svg:height="0.833cm" svg:x="1.602cm" svg:y="6.201cm" draw:control="control7"/>
        </table:shapes>
        <table:table-column table:style-name="co3" table:number-columns-repeated="8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Example3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8" form:id="control8" form:label="Clear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1?language=Python&amp;location=document" xlink:type="simple"/>
              </office:event-listeners>
            </form:button>
            <form:button form:name="Push Button 1" form:control-implementation="ooo:com.sun.star.form.component.CommandButton" xml:id="control9" form:id="control9" form:label="ClearForm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2?language=Python&amp;location=document" xlink:type="simple"/>
              </office:event-listeners>
            </form:button>
            <form:button form:name="Push Button 1" form:control-implementation="ooo:com.sun.star.form.component.CommandButton" xml:id="control10" form:id="control10" form:label="Clear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3?language=Python&amp;location=document" xlink:type="simple"/>
              </office:event-listeners>
            </form:button>
          </form:form>
        </office:forms>
        <table:shapes>
          <draw:control draw:z-index="0" draw:name="Control 8" draw:style-name="gr2" draw:text-style-name="P4" svg:width="2.53cm" svg:height="0.916cm" svg:x="2.099cm" svg:y="3.728cm" draw:control="control8"/>
          <draw:control draw:z-index="1" draw:name="Control 9" draw:style-name="gr2" draw:text-style-name="P4" svg:width="2.53cm" svg:height="0.916cm" svg:x="6.592cm" svg:y="3.728cm" draw:control="control9"/>
          <draw:control draw:z-index="2" draw:name="Control 10" draw:style-name="gr2" draw:text-style-name="P4" svg:width="2.53cm" svg:height="0.916cm" svg:x="11.152cm" svg:y="3.728cm" draw:control="control10"/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</table:table-row>
        <table:table-row table:style-name="ro1"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</table:table-row>
        <table:table-row table:style-name="ro1"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</table:table-row>
        <table:table-row table:style-name="ro1"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</table:table-row>
      </table:table>
      <table:table table:name="Example4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1" form:id="control11" form:label="CopyToCe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1?language=Python&amp;location=document" xlink:type="simple"/>
              </office:event-listeners>
            </form:button>
            <form:button form:name="Push Button 1" form:control-implementation="ooo:com.sun.star.form.component.CommandButton" xml:id="control12" form:id="control12" form:label="CopyToRan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2?language=Python&amp;location=document" xlink:type="simple"/>
              </office:event-listeners>
            </form:button>
          </form:form>
        </office:forms>
        <table:shapes>
          <draw:custom-shape draw:z-index="0" draw:style-name="gr3" draw:text-style-name="P6" svg:width="8.5cm" svg:height="1.48cm" svg:x="0.658cm" svg:y="4.319cm">
            <text:p text:style-name="P5"><text:span text:style-name="T3">def copy_cells_v1(args=None):</text:span></text:p>
            <text:p text:style-name="P5"><text:span text:style-name="T3"><text:s text:c="4"/></text:span><text:span text:style-name="T3">doc = CreateScriptService("Calc")</text:span></text:p>
            <text:p text:style-name="P5"><text:span text:style-name="T3"><text:s text:c="4"/></text:span><text:span text:style-name="T3">doc.</text:span><text:span text:style-name="T4">copyToCell</text:span><text:span text:style-name="T3">("A1:A4", "C1")</text:span></text:p>
            <draw:enhanced-geometry svg:viewBox="0 0 21600 21600" draw:type="rectangle" draw:enhanced-path="M 0 0 L 21600 0 21600 21600 0 21600 0 0 Z N"/>
          </draw:custom-shape>
          <draw:custom-shape draw:z-index="1" draw:style-name="gr4" draw:text-style-name="P6" svg:width="8.5cm" svg:height="1.518cm" svg:x="0.658cm" svg:y="7.195cm">
            <text:p text:style-name="P5"><text:span text:style-name="T3">def copy_cells_v2(args=None):</text:span></text:p>
            <text:p text:style-name="P5"><text:span text:style-name="T3"><text:s text:c="4"/></text:span><text:span text:style-name="T3">doc = CreateScriptService("Calc")</text:span></text:p>
            <text:p text:style-name="P5"><text:span text:style-name="T3"><text:s text:c="4"/></text:span><text:span text:style-name="T3">doc.</text:span><text:span text:style-name="T4">copyToRange</text:span><text:span text:style-name="T3">("A1:A4", "E1:F6")</text:span></text:p>
            <draw:enhanced-geometry svg:viewBox="0 0 21600 21600" draw:type="rectangle" draw:enhanced-path="M 0 0 L 21600 0 21600 21600 0 21600 0 0 Z N"/>
          </draw:custom-shape>
          <draw:control draw:z-index="2" draw:name="Control 11" draw:style-name="gr2" draw:text-style-name="P4" svg:width="2.596cm" svg:height="0.846cm" svg:x="0.658cm" svg:y="3.288cm" draw:control="control11"/>
          <draw:control draw:z-index="3" draw:name="Control 12" draw:style-name="gr2" draw:text-style-name="P4" svg:width="2.596cm" svg:height="0.846cm" svg:x="0.658cm" svg:y="6.078cm" draw:control="control12"/>
        </table:shapes>
        <table:table-column table:style-name="co2" table:default-cell-style-name="ce3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table:style-name="ce8" office:value-type="string" calcext:value-type="string">
            <text:p>D</text:p>
          </table:table-cell>
        </table:table-row>
      </table:table>
      <table:table table:name="Example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3" form:id="control13" form:label="Cop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range_from_file?language=Python&amp;location=document" xlink:type="simple"/>
              </office:event-listeners>
            </form:button>
          </form:form>
        </office:forms>
        <table:shapes>
          <draw:control draw:z-index="0" draw:name="Control 13" draw:text-style-name="P3" svg:width="2.518cm" svg:height="0.903cm" svg:x="4.557cm" svg:y="1.158cm" draw:control="control13"/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ies range from DataSource.ods (must be open)</text:p>
          </table:table-cell>
        </table:table-row>
      </table:table>
      <table:table table:name="Example6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4" form:id="control14" form:label="Insert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5" form:id="control15" form:label="Copy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6" form:id="control16" form:label="Remove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remov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7" form:id="control17" form:label="CopySheetFromF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from_file_example?language=Python&amp;location=document" xlink:type="simple"/>
              </office:event-listeners>
            </form:button>
          </form:form>
        </office:forms>
        <table:shapes>
          <draw:custom-shape draw:z-index="0" draw:name="Shape 6" draw:style-name="gr5" draw:text-style-name="P2" svg:width="9.947cm" svg:height="0.891cm" svg:x="4.345cm" svg:y="0.672cm">
            <text:p text:style-name="P1">Creates a new sheet named “TestSheet”</text:p>
            <draw:enhanced-geometry svg:viewBox="0 0 21600 21600" draw:type="rectangle" draw:enhanced-path="M 0 0 L 21600 0 21600 21600 0 21600 0 0 Z N"/>
          </draw:custom-shape>
          <draw:custom-shape draw:z-index="1" draw:name="Shape 7" draw:style-name="gr5" draw:text-style-name="P2" svg:width="9.947cm" svg:height="0.891cm" svg:x="4.345cm" svg:y="1.993cm">
            <text:p text:style-name="P1">Creates a copy of “TestSheet” named “Copy_TestSheet”</text:p>
            <draw:enhanced-geometry svg:viewBox="0 0 21600 21600" draw:type="rectangle" draw:enhanced-path="M 0 0 L 21600 0 21600 21600 0 21600 0 0 Z N"/>
          </draw:custom-shape>
          <draw:custom-shape draw:z-index="2" draw:name="Shape 8" draw:style-name="gr5" draw:text-style-name="P2" svg:width="9.947cm" svg:height="0.891cm" svg:x="4.345cm" svg:y="3.288cm">
            <text:p text:style-name="P1">Removes the sheet “Copy_TestSheet”</text:p>
            <draw:enhanced-geometry svg:viewBox="0 0 21600 21600" draw:type="rectangle" draw:enhanced-path="M 0 0 L 21600 0 21600 21600 0 21600 0 0 Z N"/>
          </draw:custom-shape>
          <draw:custom-shape draw:z-index="3" draw:name="Shape 9" draw:style-name="gr5" draw:text-style-name="P2" svg:width="9.947cm" svg:height="0.891cm" svg:x="4.357cm" svg:y="4.674cm">
            <text:p text:style-name="P1">Copies “Sheet2” from “DataSource.ods”</text:p>
            <draw:enhanced-geometry svg:viewBox="0 0 21600 21600" draw:type="rectangle" draw:enhanced-path="M 0 0 L 21600 0 21600 21600 0 21600 0 0 Z N"/>
          </draw:custom-shape>
          <draw:control draw:z-index="4" draw:name="Control 14" draw:style-name="gr2" draw:text-style-name="P4" svg:width="3.543cm" svg:height="0.891cm" svg:x="0.462cm" svg:y="0.66cm" draw:control="control14"/>
          <draw:control draw:z-index="5" draw:name="Control 15" draw:style-name="gr2" draw:text-style-name="P4" svg:width="3.543cm" svg:height="0.891cm" svg:x="0.42cm" svg:y="1.98cm" draw:control="control15"/>
          <draw:control draw:z-index="6" draw:name="Control 16" draw:style-name="gr2" draw:text-style-name="P4" svg:width="3.543cm" svg:height="0.891cm" svg:x="0.433cm" svg:y="3.301cm" draw:control="control16"/>
          <draw:control draw:z-index="7" draw:name="Control 17" draw:style-name="gr2" draw:text-style-name="P4" svg:width="3.543cm" svg:height="0.891cm" svg:x="0.432cm" svg:y="4.674cm" draw:control="control17"/>
        </table:shapes>
        <table:table-column table:style-name="co2" table:default-cell-style-name="Default"/>
        <table:table-row table:style-name="ro1">
          <table:table-cell/>
        </table:table-row>
      </table:table>
      <table:table table:name="Example 7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8" form:id="control18" form:label="Calculate Aver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alculate_average?language=Python&amp;location=document" xlink:type="simple"/>
              </office:event-listeners>
            </form:button>
          </form:form>
        </office:forms>
        <table:shapes>
          <draw:control draw:z-index="0" draw:name="Control 18" draw:text-style-name="P3" svg:width="3.994cm" svg:height="0.857cm" svg:x="3.767cm" svg:y="1.042cm" draw:control="control18"/>
        </table:shapes>
        <table:table-column table:style-name="co2" table:number-columns-repeated="5" table:default-cell-style-name="ce3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xample8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9" form:id="control19" form:label="Load CSV 1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1?language=Python&amp;location=document" xlink:type="simple"/>
              </office:event-listeners>
            </form:button>
            <form:button form:name="Push Button 1" form:control-implementation="ooo:com.sun.star.form.component.CommandButton" xml:id="control20" form:id="control20" form:label="Load CSV 2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2?language=Python&amp;location=document" xlink:type="simple"/>
              </office:event-listeners>
            </form:button>
            <form:button form:name="Push Button 1" form:control-implementation="ooo:com.sun.star.form.component.CommandButton" xml:id="control21" form:id="control21" form:label="Load CSV 2 (custom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3?language=Python&amp;location=document" xlink:type="simple"/>
              </office:event-listeners>
            </form:button>
          </form:form>
        </office:forms>
        <table:shapes>
          <draw:control draw:z-index="0" draw:name="Control 19" draw:style-name="gr2" draw:text-style-name="P4" svg:width="4cm" svg:height="1cm" svg:x="0.253cm" svg:y="6.332cm" draw:control="control19"/>
          <draw:control draw:z-index="1" draw:name="Control 20" draw:style-name="gr2" draw:text-style-name="P4" svg:width="4cm" svg:height="1cm" svg:x="4.848cm" svg:y="6.332cm" draw:control="control20"/>
          <draw:control draw:z-index="2" draw:name="Control 21" draw:style-name="gr2" draw:text-style-name="P4" svg:width="4cm" svg:height="1cm" svg:x="9.5cm" svg:y="6.332cm" draw:control="control21"/>
        </table:shapes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17,8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164,77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51,78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,67</text:p>
          </table:table-cell>
          <table:table-cell office:value-type="string" calcext:value-type="string">
            <text:p>68,5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66,2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76,26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51,0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3</text:p>
          </table:table-cell>
          <table:table-cell office:value-type="string" calcext:value-type="string">
            <text:p>3,6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75,0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ed_20__28_var_29__20_1" draw:display-name="Dashed (var) 1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19:19:52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08T09:44:36.131330326</meta:creation-date>
    <dc:date>2023-06-11T19:21:35.369000000</dc:date>
    <meta:editing-duration>PT4H45M11S</meta:editing-duration>
    <meta:editing-cycles>39</meta:editing-cycles>
    <meta:generator>LibreOffice/7.5.3.2$Windows_X86_64 LibreOffice_project/9f56dff12ba03b9acd7730a5a481eea045e468f3</meta:generator>
    <dc:creator>Amour Spirit</dc:creator>
    <meta:document-statistic meta:table-count="8" meta:cell-count="208" meta:object-count="32"/>
  </office:meta>
</office:document-meta>
</file>